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0cc" officeooo:paragraph-rsid="0003a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p_KJ1SRBJY4PoSf4ijr56q0SiNRyjlNa0okwN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7:49:01.528184576</meta:creation-date>
    <dc:date>2021-11-25T18:00:33.085738330</dc:date>
    <meta:editing-duration>PT6M1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